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25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image_loader %}</text:p>
      <text:p text:style-name="Standard">{% odt_image_loader 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30T12:34:33.257479245</dc:date>
    <meta:editing-duration>PT3M14S</meta:editing-duration>
    <meta:editing-cycles>5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90" meta:non-whitespace-character-count="80"/>
  </office:meta>
</office:document-meta>
</file>